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MPENSATE.COMPENSATE( ActivityInfo self , ScopeFrame scope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ENSATE.r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ENSATE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